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 , ,  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/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</text:h>
      <text:p text:style-name="P12"/>
      <text:p text:style-name="Normal">Sehr geehrte Damen und Herre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reundliche Grüße</text:p>
      <text:p text:style-name="Normal"/>
      <text:p text:style-name="Normal"> </text:p>
      <text:p text:style-name="P11"><text:span text:style-name="T4"><text:tab/><text:tab/></text:span><text:span text:style-name="T7"> </text:span></text:p>
      <text:p text:style-name="P3"><text:tab/><text:tab/></text:p>
      <text:p text:style-name="P2"><text:span text:style-name="Highlighted_20_with_20_gray_20_Char"><text:span text:style-name="T6"/></text:span></text:p>
      <text:p text:style-name="Normal"/>
      <text:h text:style-name="P17" text:outline-level="1">E<text:span text:style-name="T8">rfahrung</text:span></text:h>
      <text:p text:style-name="P3"/>
      <text:p text:style-name="P7"><text:tab/></text:p>
      <text:p text:style-name="P3"/>
      <text:h text:style-name="P19" text:outline-level="1">Ausbildung</text:h>
      <text:p text:style-name="P3"/>
      <text:p text:style-name="P4"/>
      <text:p text:style-name="P8"/>
      <text:p text:style-name="P3"/>
      <text:h text:style-name="P18" text:outline-level="1">Skills</text:h>
      <text:p text:style-name="P3"/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 </text:span>| <text:span text:style-name="MT1">fura@me.com</text:span><text:span text:style-name="MT2">|  | </text:span><text:span text:style-name="MT3"> </text:span><text:span text:style-name="MT2"> |  | 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